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7.923cm" fo:min-width="7.584cm"/>
    </style:style>
    <style:style style:name="gr2" style:family="graphic" style:parent-style-name="standard">
      <style:graphic-properties draw:fill-color="#ffff00" draw:textarea-vertical-align="middle" draw:auto-grow-height="false" fo:min-height="2.029cm" fo:min-width="0.559cm"/>
    </style:style>
    <style:style style:name="gr3" style:family="graphic" style:parent-style-name="standard">
      <style:graphic-properties draw:textarea-vertical-align="middle" draw:auto-grow-height="false" fo:min-height="0.87cm" fo:min-width="0.03cm"/>
    </style:style>
    <style:style style:name="P1" style:family="paragraph">
      <style:paragraph-properties fo:text-align="center"/>
    </style:style>
    <style:style style:name="P2" style:family="paragraph">
      <loext:graphic-properties draw:fill-color="#cc99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3cm" svg:height="11.557cm" svg:x="5.318cm" svg:y="7.858cm">
          <text:p text:style-name="P1">Akna Lakmini</text:p>
          <text:p text:style-name="P1">17020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318cm" svg:height="7.239cm" svg:x="8.493cm" svg:y="19.92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" draw:text-style-name="P1" draw:layer="layout" svg:width="2.159cm" svg:height="3.556cm" svg:x="10.144cm" svg:y="14.84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09:56:58.466772420</meta:creation-date>
    <dc:date>2018-02-19T10:43:45.198125099</dc:date>
    <meta:editing-duration>PT35M44S</meta:editing-duration>
    <meta:editing-cycles>2</meta:editing-cycles>
    <meta:generator>LibreOffice/5.1.6.2$Linux_X86_64 LibreOffice_project/10m0$Build-2</meta:generator>
    <meta:document-statistic meta:object-count="3"/>
  </office:meta>
</office:document-meta>
</file>